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0066ff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cff66" draw:textarea-vertical-align="top"/>
    </style:style>
    <style:style style:name="gr3" style:family="graphic" style:parent-style-name="standard">
      <style:graphic-properties draw:fill-color="#00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xml:id="id1" draw:id="id1" draw:layer="layout" svg:width="4.934cm" svg:height="1.965cm" svg:x="3.064cm" svg:y="2.004cm">
          <text:p text:style-name="P1"><text:span text:style-name="T1">プロジェクト</text:span></text:p>
          <text:p text:style-name="P1"><text:span text:style-name="T1">憲章作成</text:span></text:p>
        </draw:rect>
        <draw:rect draw:style-name="gr2" draw:text-style-name="P2" xml:id="id2" draw:id="id2" draw:layer="layout" svg:width="7.101cm" svg:height="2.918cm" svg:x="1.981cm" svg:y="5.739cm">
          <text:p text:style-name="P2"><text:span text:style-name="T2">ステークホルダー</text:span></text:p>
          <text:p text:style-name="P2"><text:span text:style-name="T2">マネジメント</text:span></text:p>
        </draw:rect>
        <draw:rect draw:style-name="gr3" draw:text-style-name="P1" draw:layer="layout" svg:width="4.046cm" svg:height="0.856cm" svg:x="3.77cm" svg:y="7.374cm">
          <text:p text:style-name="P1"><text:span text:style-name="T1">ステークホルダー特定</text:span></text:p>
        </draw:rect>
        <draw:connector draw:style-name="gr4" draw:text-style-name="P3" draw:layer="layout" svg:x1="5.531cm" svg:y1="3.969cm" svg:x2="5.531cm" svg:y2="5.739cm" draw:start-shape="id1" draw:end-shape="id2" draw:end-glue-point="0" svg:d="M5531 3969v17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大門 正史</meta:initial-creator>
    <meta:creation-date>2014-06-04T20:40:40</meta:creation-date>
    <dc:date>2014-06-04T20:49:53</dc:date>
    <dc:creator>大門 正史</dc:creator>
    <meta:editing-duration>PT9M13S</meta:editing-duration>
    <meta:editing-cycles>1</meta:editing-cycles>
    <meta:document-statistic meta:object-count="4"/>
    <meta:generator>OpenOffice/4.1.0$Unix OpenOffice.org_project/410m18$Build-9764</meta:generator>
  </office:meta>
</office:document-meta>
</file>